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erif1" officeooo:rsid="0022bbdc"/>
    </style:style>
    <style:style style:name="T2" style:family="text">
      <style:text-properties style:font-name="Liberation Serif1" officeooo:rsid="00235b0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as-char" svg:y="-0.3992in" svg:width="4.8181in" svg:height="0.736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6:32:22.884984044</meta:creation-date>
    <dc:date>2021-10-10T18:04:17.457356656</dc:date>
    <meta:editing-duration>PT30M53S</meta:editing-duration>
    <meta:editing-cycles>3</meta:editing-cycles>
    <meta:generator>LibreOffice/6.4.7.2$Linux_X86_64 LibreOffice_project/40$Build-2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row>
                    <mstyle color="red">
                      <msub>
                        <mi>R</mi>
                        <mi>a</mi>
                      </msub>
                    </mstyle>
                    <mo stretchy="false">∗</mo>
                    <mi>f</mi>
                    <mo stretchy="false">∗</mo>
                    <mi>cos</mi>
                  </mrow>
                  <mrow>
                    <mo fence="true" stretchy="false">(</mo>
                    <mrow>
                      <msub>
                        <mi>β</mi>
                        <mn>0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style color="red">
                      <msub>
                        <mi>R</mi>
                        <mi>b</mi>
                      </msub>
                    </mstyle>
                    <mo stretchy="false">∗</mo>
                    <mi>f</mi>
                    <mo stretchy="false">∗</mo>
                    <mi>cos</mi>
                  </mrow>
                  <mrow>
                    <mo fence="true" stretchy="false">(</mo>
                    <mrow>
                      <msub>
                        <mi>β</mi>
                        <mn>1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style color="red">
                      <mi mathvariant="italic">NR</mi>
                    </mstyle>
                    <mo stretchy="false">∗</mo>
                    <mi>cos</mi>
                  </mrow>
                  <mrow>
                    <mrow>
                      <mo fence="true" stretchy="false">(</mo>
                      <mrow>
                        <msub>
                          <mi>α</mi>
                          <mn>2</mn>
                        </msub>
                      </mrow>
                      <mo fence="true" stretchy="false">)</mo>
                    </mrow>
                    <mo stretchy="false">+</mo>
                    <mrow>
                      <mi>μ</mi>
                      <mo stretchy="false">∗</mo>
                      <mi>cos</mi>
                    </mrow>
                  </mrow>
                  <mrow>
                    <mo fence="true" stretchy="false">(</mo>
                    <mrow>
                      <msub>
                        <mi>β</mi>
                        <mn>2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tyle color="red">
                      <msub>
                        <mi>R</mi>
                        <mi>a</mi>
                      </msub>
                    </mstyle>
                    <mo stretchy="false">∗</mo>
                    <mi>sin</mi>
                  </mrow>
                  <mrow>
                    <mo fence="true" stretchy="false">(</mo>
                    <mrow>
                      <msub>
                        <mi>α</mi>
                        <mn>0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style color="red">
                      <msub>
                        <mi>R</mi>
                        <mi>b</mi>
                      </msub>
                    </mstyle>
                    <mo stretchy="false">∗</mo>
                    <mi>sin</mi>
                  </mrow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style color="red">
                      <mi mathvariant="italic">NR</mi>
                    </mstyle>
                    <mo stretchy="false">∗</mo>
                    <mi>sin</mi>
                  </mrow>
                  <mrow>
                    <mrow>
                      <mo fence="true" stretchy="false">(</mo>
                      <mrow>
                        <msub>
                          <mi>α</mi>
                          <mn>2</mn>
                        </msub>
                      </mrow>
                      <mo fence="true" stretchy="false">)</mo>
                    </mrow>
                    <mo stretchy="false">+</mo>
                    <mrow>
                      <mi>μ</mi>
                      <mo stretchy="false">∗</mo>
                      <mi>sin</mi>
                    </mrow>
                  </mrow>
                  <mrow>
                    <mo fence="true" stretchy="false">(</mo>
                    <mrow>
                      <msub>
                        <mi>β</mi>
                        <mn>2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style color="red">
                    <msub>
                      <mi>R</mi>
                      <mi>a</mi>
                    </msub>
                  </mstyle>
                  <mo stretchy="false">∗</mo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</mrow>
              </mtd>
              <mtd>
                <mrow>
                  <mstyle color="red">
                    <msub>
                      <mi>R</mi>
                      <mi>b</mi>
                    </msub>
                  </mstyle>
                  <mo stretchy="false">∗</mo>
                  <mi>a</mi>
                </mrow>
              </mtd>
              <mtd>
                <mrow>
                  <mstyle color="red">
                    <mi mathvariant="italic">NR</mi>
                  </mstyle>
                  <mo stretchy="false">∗</mo>
                  <mn>0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style color="green">
                  <mi mathvariant="italic">LOAD</mi>
                </mstyle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)</mo>
      </mrow>
    </mrow>
    <annotation encoding="StarMath 5.0">left ( matrix{ color red {R_{a}} *f*cos(%beta_{0})  # color red {R_{b}}*f* cos(%beta_{1}) # color red {NR}*cos(%alpha_{2})+%mu*cos(%beta_{2}) ## color red {R_{a}}*sin(%alpha_{0}) # color red {R_{b}}*sin(%alpha_{1}) # color red {NR}*sin(%alpha_{2})+%mu*sin(%beta_{2}) ## color red {R_{a}}*(a+b) # color red {R_{b}}*a # color red {NR}*0}  right )= left ( matrix{ color green {LOAD} ## 0 ## 0} right ) </annotation>
  </semantics>
</math>
</file>